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Player control</text:p>
      <text:p text:style-name="P2"/>
      <text:p text:style-name="P2">Walk</text:p>
      <text:p text:style-name="P2">jump(stamina)</text:p>
      <text:p text:style-name="P2">double jump(stamina)</text:p>
      <text:p text:style-name="P2">wall jumping(stamina)</text:p>
      <text:p text:style-name="P2">climb up/down</text:p>
      <text:p text:style-name="P2">Shoot/projectile </text:p>
      <text:p text:style-name="P2">Melee attacks</text:p>
      <text:p text:style-name="P2">Sprint(stamina)</text:p>
      <text:p text:style-name="P2"/>
      <text:p text:style-name="P1">Player stats</text:p>
      <text:p text:style-name="P1"/>
      <text:p text:style-name="P2">Hitpoints</text:p>
      <text:p text:style-name="P2">Stamina</text:p>
      <text:p text:style-name="P2">KP-Kill points (level up)</text:p>
      <text:p text:style-name="P2">Shield </text:p>
      <text:p text:style-name="P2"/>
      <text:p text:style-name="P1">Player Weapons</text:p>
      <text:p text:style-name="P1"/>
      <text:p text:style-name="P2">Melee weapons</text:p>
      <text:p text:style-name="P2">Splash damage </text:p>
      <text:p text:style-name="P2">Bullet spread </text:p>
      <text:p text:style-name="P2">Single shot </text:p>
      <text:p text:style-name="P2"/>
      <text:p text:style-name="P1">Player inventory</text:p>
      <text:p text:style-name="P1"/>
      <text:p text:style-name="P2">Item slots/Item stacking</text:p>
      <text:p text:style-name="P2">Melee Weapon slot</text:p>
      <text:p text:style-name="P2">Projectile weapon slot</text:p>
      <text:p text:style-name="P2">Appearance slot</text:p>
      <text:p text:style-name="P2">Shield slot</text:p>
      <text:p text:style-name="P2"/>
      <text:p text:style-name="P1">Buttons</text:p>
      <text:p text:style-name="P1"/>
      <text:p text:style-name="P2">Analog Joystick/ Digital </text:p>
      <text:p text:style-name="P2">Action</text:p>
      <text:p text:style-name="P2">Fire</text:p>
      <text:p text:style-name="P2">Jump</text:p>
      <text:p text:style-name="P2">Backpack icon (inventory)</text:p>
      <text:p text:style-name="P2">Menu 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1"/>
      <text:p text:style-name="P1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dsky </meta:initial-creator>
    <meta:creation-date>2017-08-04T15:22:18.32</meta:creation-date>
    <dc:date>2017-08-07T15:51:11.88</dc:date>
    <dc:creator>Dadsky </dc:creator>
    <meta:editing-duration>PT9H8M48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2" meta:paragraph-count="33" meta:word-count="59" meta:character-count="439"/>
  </office:meta>
</office:document-meta>
</file>